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cessed_scene_id">
            <text:p>processed_scene_id</text:p>
          </table:table-cell>
          <table:table-cell table:style-name="pd1" office:value-type="string" office:value="error_scene_id">
            <text:p>error_scene_id</text:p>
          </table:table-cell>
          <table:table-cell table:style-name="pd1" office:value-type="string" office:value="error_cause">
            <text:p>error_caus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72.0">
            <text:p>872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889.0">
            <text:p>889.0</text:p>
          </table:table-cell>
          <table:table-cell office:value-type="string" office:value="박스가 카메라 벗어남">
            <text:p>박스가 카메라 벗어남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03.0">
            <text:p>903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34.0">
            <text:p>1034.0</text:p>
          </table:table-cell>
          <table:table-cell office:value-type="string" office:value="박스가 카메라 벗어남">
            <text:p>박스가 카메라 벗어남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38.0">
            <text:p>1038.0</text:p>
          </table:table-cell>
          <table:table-cell office:value-type="string" office:value="박스가 카메라 벗어남">
            <text:p>박스가 카메라 벗어남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770.0">
            <text:p>770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65.0">
            <text:p>665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41.0">
            <text:p>1041.0</text:p>
          </table:table-cell>
          <table:table-cell office:value-type="string" office:value="재촬영 대기">
            <text:p>재촬영 대기</text:p>
          </table:table-cell>
        </table:table-row>
        <table:table-row>
          <table:table-cell office:value-type="float" office:value="9.0">
            <text:p>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.0">
            <text:p>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.0">
            <text:p>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.0">
            <text:p>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.0">
            <text:p>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.0">
            <text:p>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.0">
            <text:p>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.0">
            <text:p>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.0">
            <text:p>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.0">
            <text:p>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.0">
            <text:p>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.0">
            <text:p>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.0">
            <text:p>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.0">
            <text:p>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.0">
            <text:p>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.0">
            <text:p>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.0">
            <text:p>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.0">
            <text:p>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.0">
            <text:p>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.0">
            <text:p>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.0">
            <text:p>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.0">
            <text:p>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.0">
            <text:p>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.0">
            <text:p>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.0">
            <text:p>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.0">
            <text:p>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.0">
            <text:p>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.0">
            <text:p>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.0">
            <text:p>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.0">
            <text:p>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.0">
            <text:p>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.0">
            <text:p>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.0">
            <text:p>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.0">
            <text:p>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.0">
            <text:p>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.0">
            <text:p>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.0">
            <text:p>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.0">
            <text:p>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.0">
            <text:p>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.0">
            <text:p>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.0">
            <text:p>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.0">
            <text:p>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.0">
            <text:p>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.0">
            <text:p>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.0">
            <text:p>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.0">
            <text:p>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.0">
            <text:p>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.0">
            <text:p>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.0">
            <text:p>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.0">
            <text:p>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.0">
            <text:p>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.0">
            <text:p>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.0">
            <text:p>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.0">
            <text:p>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.0">
            <text:p>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.0">
            <text:p>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.0">
            <text:p>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.0">
            <text:p>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.0">
            <text:p>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.0">
            <text:p>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.0">
            <text:p>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.0">
            <text:p>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.0">
            <text:p>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.0">
            <text:p>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.0">
            <text:p>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.0">
            <text:p>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.0">
            <text:p>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.0">
            <text:p>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.0">
            <text:p>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.0">
            <text:p>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.0">
            <text:p>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.0">
            <text:p>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.0">
            <text:p>1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.0">
            <text:p>1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.0">
            <text:p>1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.0">
            <text:p>1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.0">
            <text:p>1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.0">
            <text:p>1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.0">
            <text:p>1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8.0">
            <text:p>1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9.0">
            <text:p>1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.0">
            <text:p>1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.0">
            <text:p>1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2.0">
            <text:p>1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3.0">
            <text:p>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4.0">
            <text:p>1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.0">
            <text:p>1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.0">
            <text:p>1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.0">
            <text:p>1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.0">
            <text:p>1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.0">
            <text:p>1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0.0">
            <text:p>1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.0">
            <text:p>1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.0">
            <text:p>1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.0">
            <text:p>1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.0">
            <text:p>1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.0">
            <text:p>1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.0">
            <text:p>1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.0">
            <text:p>1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8.0">
            <text:p>1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.0">
            <text:p>1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.0">
            <text:p>1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.0">
            <text:p>1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.0">
            <text:p>1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.0">
            <text:p>1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4.0">
            <text:p>1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.0">
            <text:p>1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.0">
            <text:p>1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.0">
            <text:p>1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8.0">
            <text:p>1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9.0">
            <text:p>1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0.0">
            <text:p>1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1.0">
            <text:p>1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2.0">
            <text:p>1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.0">
            <text:p>1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.0">
            <text:p>1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.0">
            <text:p>1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.0">
            <text:p>1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.0">
            <text:p>1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.0">
            <text:p>1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9.0">
            <text:p>1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.0">
            <text:p>1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1.0">
            <text:p>1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2.0">
            <text:p>1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3.0">
            <text:p>1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.0">
            <text:p>1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.0">
            <text:p>1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.0">
            <text:p>1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.0">
            <text:p>1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8.0">
            <text:p>1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.0">
            <text:p>1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.0">
            <text:p>1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.0">
            <text:p>1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.0">
            <text:p>1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.0">
            <text:p>1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.0">
            <text:p>1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.0">
            <text:p>1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6.0">
            <text:p>1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.0">
            <text:p>1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.0">
            <text:p>1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.0">
            <text:p>1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0.0">
            <text:p>1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.0">
            <text:p>1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.0">
            <text:p>1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.0">
            <text:p>1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.0">
            <text:p>1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5.0">
            <text:p>1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6.0">
            <text:p>1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.0">
            <text:p>1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.0">
            <text:p>1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9.0">
            <text:p>1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.0">
            <text:p>1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.0">
            <text:p>1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2.0">
            <text:p>1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.0">
            <text:p>1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.0">
            <text:p>1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.0">
            <text:p>1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6.0">
            <text:p>1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7.0">
            <text:p>1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8.0">
            <text:p>1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.0">
            <text:p>1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.0">
            <text:p>1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.0">
            <text:p>1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.0">
            <text:p>1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3.0">
            <text:p>1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4.0">
            <text:p>1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.0">
            <text:p>1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.0">
            <text:p>1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.0">
            <text:p>1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.0">
            <text:p>1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9.0">
            <text:p>1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1.0">
            <text:p>2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.0">
            <text:p>2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.0">
            <text:p>2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.0">
            <text:p>2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.0">
            <text:p>2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.0">
            <text:p>2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.0">
            <text:p>2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8.0">
            <text:p>2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.0">
            <text:p>2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.0">
            <text:p>2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.0">
            <text:p>2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.0">
            <text:p>2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3.0">
            <text:p>2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4.0">
            <text:p>2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5.0">
            <text:p>2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.0">
            <text:p>2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.0">
            <text:p>2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.0">
            <text:p>2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9.0">
            <text:p>2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.0">
            <text:p>2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.0">
            <text:p>2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.0">
            <text:p>2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3.0">
            <text:p>2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4.0">
            <text:p>2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.0">
            <text:p>2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.0">
            <text:p>2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.0">
            <text:p>2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.0">
            <text:p>2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.0">
            <text:p>2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.0">
            <text:p>2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.0">
            <text:p>2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.0">
            <text:p>2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.0">
            <text:p>2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4.0">
            <text:p>2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.0">
            <text:p>2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6.0">
            <text:p>2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7.0">
            <text:p>2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.0">
            <text:p>2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.0">
            <text:p>2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0.0">
            <text:p>2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.0">
            <text:p>2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.0">
            <text:p>2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.0">
            <text:p>2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.0">
            <text:p>2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5.0">
            <text:p>2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.0">
            <text:p>2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.0">
            <text:p>2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.0">
            <text:p>2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9.0">
            <text:p>2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.0">
            <text:p>2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.0">
            <text:p>2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.0">
            <text:p>2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.0">
            <text:p>2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.0">
            <text:p>2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.0">
            <text:p>2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6.0">
            <text:p>2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7.0">
            <text:p>2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.0">
            <text:p>2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.0">
            <text:p>2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.0">
            <text:p>2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.0">
            <text:p>2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2.0">
            <text:p>2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.0">
            <text:p>2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.0">
            <text:p>2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.0">
            <text:p>2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.0">
            <text:p>2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.0">
            <text:p>2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.0">
            <text:p>2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9.0">
            <text:p>2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.0">
            <text:p>2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.0">
            <text:p>2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.0">
            <text:p>2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.0">
            <text:p>2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.0">
            <text:p>2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.0">
            <text:p>2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.0">
            <text:p>2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.0">
            <text:p>2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8.0">
            <text:p>2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9.0">
            <text:p>2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1.0">
            <text:p>2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.0">
            <text:p>2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.0">
            <text:p>2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.0">
            <text:p>2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.0">
            <text:p>2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6.0">
            <text:p>2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.0">
            <text:p>2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.0">
            <text:p>2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.0">
            <text:p>2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.0">
            <text:p>2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1.0">
            <text:p>2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.0">
            <text:p>2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.0">
            <text:p>2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.0">
            <text:p>2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5.0">
            <text:p>2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.0">
            <text:p>2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.0">
            <text:p>2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.0">
            <text:p>2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9.0">
            <text:p>2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1.0">
            <text:p>3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2.0">
            <text:p>3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3.0">
            <text:p>3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4.0">
            <text:p>3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5.0">
            <text:p>3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6.0">
            <text:p>3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7.0">
            <text:p>3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8.0">
            <text:p>3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9.0">
            <text:p>3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0.0">
            <text:p>3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1.0">
            <text:p>3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2.0">
            <text:p>3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3.0">
            <text:p>3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4.0">
            <text:p>3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5.0">
            <text:p>3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6.0">
            <text:p>3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7.0">
            <text:p>3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8.0">
            <text:p>3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9.0">
            <text:p>3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0.0">
            <text:p>3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1.0">
            <text:p>3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2.0">
            <text:p>3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3.0">
            <text:p>3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4.0">
            <text:p>3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5.0">
            <text:p>3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6.0">
            <text:p>3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7.0">
            <text:p>3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8.0">
            <text:p>3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9.0">
            <text:p>3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0.0">
            <text:p>3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1.0">
            <text:p>3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2.0">
            <text:p>3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3.0">
            <text:p>3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4.0">
            <text:p>3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5.0">
            <text:p>3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6.0">
            <text:p>3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7.0">
            <text:p>3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8.0">
            <text:p>3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9.0">
            <text:p>3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0.0">
            <text:p>3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1.0">
            <text:p>3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2.0">
            <text:p>3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3.0">
            <text:p>3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4.0">
            <text:p>3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5.0">
            <text:p>3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6.0">
            <text:p>3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7.0">
            <text:p>3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8.0">
            <text:p>3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9.0">
            <text:p>3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1.0">
            <text:p>3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2.0">
            <text:p>3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3.0">
            <text:p>3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4.0">
            <text:p>3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5.0">
            <text:p>3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6.0">
            <text:p>3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7.0">
            <text:p>3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8.0">
            <text:p>3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9.0">
            <text:p>3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0.0">
            <text:p>3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1.0">
            <text:p>3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2.0">
            <text:p>3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3.0">
            <text:p>3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4.0">
            <text:p>3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5.0">
            <text:p>3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6.0">
            <text:p>3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7.0">
            <text:p>3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8.0">
            <text:p>3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9.0">
            <text:p>3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1.0">
            <text:p>3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2.0">
            <text:p>3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3.0">
            <text:p>3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4.0">
            <text:p>3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5.0">
            <text:p>3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6.0">
            <text:p>3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7.0">
            <text:p>3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8.0">
            <text:p>3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9.0">
            <text:p>3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0.0">
            <text:p>3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1.0">
            <text:p>3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2.0">
            <text:p>3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3.0">
            <text:p>3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4.0">
            <text:p>3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5.0">
            <text:p>3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6.0">
            <text:p>3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7.0">
            <text:p>3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8.0">
            <text:p>3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9.0">
            <text:p>3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0.0">
            <text:p>3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1.0">
            <text:p>3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2.0">
            <text:p>3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3.0">
            <text:p>3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4.0">
            <text:p>3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5.0">
            <text:p>3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6.0">
            <text:p>3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7.0">
            <text:p>3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8.0">
            <text:p>3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9.0">
            <text:p>3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0.0">
            <text:p>4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1.0">
            <text:p>4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2.0">
            <text:p>4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.0">
            <text:p>4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4.0">
            <text:p>4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5.0">
            <text:p>4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6.0">
            <text:p>4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7.0">
            <text:p>4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8.0">
            <text:p>4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9.0">
            <text:p>4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0.0">
            <text:p>4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1.0">
            <text:p>4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2.0">
            <text:p>4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3.0">
            <text:p>4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4.0">
            <text:p>4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5.0">
            <text:p>4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6.0">
            <text:p>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7.0">
            <text:p>4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8.0">
            <text:p>4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9.0">
            <text:p>4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0.0">
            <text:p>4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1.0">
            <text:p>4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2.0">
            <text:p>4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3.0">
            <text:p>4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4.0">
            <text:p>4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5.0">
            <text:p>4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6.0">
            <text:p>4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7.0">
            <text:p>4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8.0">
            <text:p>4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9.0">
            <text:p>4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0.0">
            <text:p>4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1.0">
            <text:p>4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2.0">
            <text:p>4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3.0">
            <text:p>4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4.0">
            <text:p>4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5.0">
            <text:p>4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7.0">
            <text:p>4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8.0">
            <text:p>4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2.0">
            <text:p>4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3.0">
            <text:p>4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4.0">
            <text:p>4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5.0">
            <text:p>4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6.0">
            <text:p>4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7.0">
            <text:p>4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8.0">
            <text:p>4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9.0">
            <text:p>4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2.0">
            <text:p>4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3.0">
            <text:p>4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4.0">
            <text:p>4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7.0">
            <text:p>4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8.0">
            <text:p>4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9.0">
            <text:p>4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1.0">
            <text:p>4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5.0">
            <text:p>4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7.0">
            <text:p>4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8.0">
            <text:p>4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9.0">
            <text:p>4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1.0">
            <text:p>4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3.0">
            <text:p>4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4.0">
            <text:p>4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6.0">
            <text:p>4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8.0">
            <text:p>4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.0">
            <text:p>4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2.0">
            <text:p>4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3.0">
            <text:p>4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.0">
            <text:p>4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5.0">
            <text:p>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8.0">
            <text:p>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0.0">
            <text:p>4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1.0">
            <text:p>4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2.0">
            <text:p>4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4.0">
            <text:p>4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6.0">
            <text:p>4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9.0">
            <text:p>4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1.0">
            <text:p>5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.0">
            <text:p>5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5.0">
            <text:p>5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7.0">
            <text:p>5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9.0">
            <text:p>5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.0">
            <text:p>5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1.0">
            <text:p>5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2.0">
            <text:p>5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3.0">
            <text:p>5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4.0">
            <text:p>5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5.0">
            <text:p>5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6.0">
            <text:p>5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7.0">
            <text:p>5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8.0">
            <text:p>5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9.0">
            <text:p>5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1.0">
            <text:p>5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2.0">
            <text:p>5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3.0">
            <text:p>5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4.0">
            <text:p>5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5.0">
            <text:p>5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6.0">
            <text:p>5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8.0">
            <text:p>5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9.0">
            <text:p>5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0.0">
            <text:p>5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.0">
            <text:p>5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2.0">
            <text:p>5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3.0">
            <text:p>5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5.0">
            <text:p>5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.0">
            <text:p>5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7.0">
            <text:p>5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.0">
            <text:p>5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.0">
            <text:p>5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0.0">
            <text:p>5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2.0">
            <text:p>5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3.0">
            <text:p>5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.0">
            <text:p>5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.0">
            <text:p>5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7.0">
            <text:p>5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8.0">
            <text:p>5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9.0">
            <text:p>5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0.0">
            <text:p>5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1.0">
            <text:p>5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2.0">
            <text:p>5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.0">
            <text:p>5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4.0">
            <text:p>5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.0">
            <text:p>5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6.0">
            <text:p>5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7.0">
            <text:p>5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.0">
            <text:p>5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0.0">
            <text:p>5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1.0">
            <text:p>5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3.0">
            <text:p>5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4.0">
            <text:p>5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5.0">
            <text:p>5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8.0">
            <text:p>5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9.0">
            <text:p>5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0.0">
            <text:p>5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1.0">
            <text:p>5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2.0">
            <text:p>5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3.0">
            <text:p>5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4.0">
            <text:p>5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5.0">
            <text:p>5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.0">
            <text:p>5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9.0">
            <text:p>5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0.0">
            <text:p>5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2.0">
            <text:p>5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3.0">
            <text:p>5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4.0">
            <text:p>5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5.0">
            <text:p>5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6.0">
            <text:p>5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7.0">
            <text:p>5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8.0">
            <text:p>5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0">
            <text:p>5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0.0">
            <text:p>5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1.0">
            <text:p>5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2.0">
            <text:p>5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4.0">
            <text:p>5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6.0">
            <text:p>5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7.0">
            <text:p>5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9.0">
            <text:p>5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2.0">
            <text:p>6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4.0">
            <text:p>6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5.0">
            <text:p>6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6.0">
            <text:p>6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7.0">
            <text:p>6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.0">
            <text:p>6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.0">
            <text:p>6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.0">
            <text:p>6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.0">
            <text:p>6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2.0">
            <text:p>6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.0">
            <text:p>6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.0">
            <text:p>6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.0">
            <text:p>6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.0">
            <text:p>6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7.0">
            <text:p>6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8.0">
            <text:p>6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9.0">
            <text:p>6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1.0">
            <text:p>6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2.0">
            <text:p>6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4.0">
            <text:p>6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6.0">
            <text:p>6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7.0">
            <text:p>6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8.0">
            <text:p>6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9.0">
            <text:p>6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3.0">
            <text:p>6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5.0">
            <text:p>6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6.0">
            <text:p>6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7.0">
            <text:p>6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8.0">
            <text:p>6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0.0">
            <text:p>6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1.0">
            <text:p>6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2.0">
            <text:p>6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3.0">
            <text:p>6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4.0">
            <text:p>6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6.0">
            <text:p>6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8.0">
            <text:p>6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9.0">
            <text:p>6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0.0">
            <text:p>6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1.0">
            <text:p>6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2.0">
            <text:p>6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3.0">
            <text:p>6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5.0">
            <text:p>6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7.0">
            <text:p>6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8.0">
            <text:p>6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9.0">
            <text:p>6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0.0">
            <text:p>6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1.0">
            <text:p>6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2.0">
            <text:p>6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3.0">
            <text:p>6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4.0">
            <text:p>6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6.0">
            <text:p>6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7.0">
            <text:p>6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8.0">
            <text:p>6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9.0">
            <text:p>6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0.0">
            <text:p>6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1.0">
            <text:p>6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2.0">
            <text:p>6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3.0">
            <text:p>6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4.0">
            <text:p>6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5.0">
            <text:p>6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6.0">
            <text:p>6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7.0">
            <text:p>6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8.0">
            <text:p>6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9.0">
            <text:p>6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0.0">
            <text:p>6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1.0">
            <text:p>6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2.0">
            <text:p>6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3.0">
            <text:p>6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4.0">
            <text:p>6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5.0">
            <text:p>6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6.0">
            <text:p>6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.0">
            <text:p>6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.0">
            <text:p>6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9.0">
            <text:p>6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0.0">
            <text:p>6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1.0">
            <text:p>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2.0">
            <text:p>6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3.0">
            <text:p>6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4.0">
            <text:p>6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5.0">
            <text:p>6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6.0">
            <text:p>6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7.0">
            <text:p>6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8.0">
            <text:p>6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9.0">
            <text:p>6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.0">
            <text:p>7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1.0">
            <text:p>7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2.0">
            <text:p>7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3.0">
            <text:p>7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4.0">
            <text:p>7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5.0">
            <text:p>7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6.0">
            <text:p>7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7.0">
            <text:p>7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8.0">
            <text:p>7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9.0">
            <text:p>7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0.0">
            <text:p>7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1.0">
            <text:p>7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2.0">
            <text:p>7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3.0">
            <text:p>7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4.0">
            <text:p>7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5.0">
            <text:p>7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6.0">
            <text:p>7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7.0">
            <text:p>7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8.0">
            <text:p>7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9.0">
            <text:p>7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0.0">
            <text:p>7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1.0">
            <text:p>7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2.0">
            <text:p>7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3.0">
            <text:p>7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4.0">
            <text:p>7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5.0">
            <text:p>7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6.0">
            <text:p>7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7.0">
            <text:p>7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8.0">
            <text:p>7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9.0">
            <text:p>7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0.0">
            <text:p>7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2.0">
            <text:p>7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3.0">
            <text:p>7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4.0">
            <text:p>7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5.0">
            <text:p>7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6.0">
            <text:p>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7.0">
            <text:p>7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8.0">
            <text:p>7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9.0">
            <text:p>7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0.0">
            <text:p>7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2.0">
            <text:p>7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.0">
            <text:p>7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4.0">
            <text:p>7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5.0">
            <text:p>7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6.0">
            <text:p>7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7.0">
            <text:p>7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8.0">
            <text:p>7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9.0">
            <text:p>7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0.0">
            <text:p>7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1.0">
            <text:p>7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2.0">
            <text:p>7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3.0">
            <text:p>7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4.0">
            <text:p>7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5.0">
            <text:p>7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6.0">
            <text:p>7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7.0">
            <text:p>7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8.0">
            <text:p>7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9.0">
            <text:p>7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0.0">
            <text:p>7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1.0">
            <text:p>7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2.0">
            <text:p>7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3.0">
            <text:p>7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4.0">
            <text:p>7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5.0">
            <text:p>7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6.0">
            <text:p>7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7.0">
            <text:p>7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8.0">
            <text:p>7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9.0">
            <text:p>7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1.0">
            <text:p>7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2.0">
            <text:p>7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3.0">
            <text:p>7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4.0">
            <text:p>7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5.0">
            <text:p>7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6.0">
            <text:p>7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7.0">
            <text:p>7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8.0">
            <text:p>7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9.0">
            <text:p>7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0.0">
            <text:p>7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1.0">
            <text:p>7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2.0">
            <text:p>7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3.0">
            <text:p>7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.0">
            <text:p>7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6.0">
            <text:p>7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7.0">
            <text:p>7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8.0">
            <text:p>7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9.0">
            <text:p>7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0.0">
            <text:p>7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1.0">
            <text:p>7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2.0">
            <text:p>7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3.0">
            <text:p>7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4.0">
            <text:p>7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5.0">
            <text:p>7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6.0">
            <text:p>7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7.0">
            <text:p>7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8.0">
            <text:p>7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9.0">
            <text:p>7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0.0">
            <text:p>8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2.0">
            <text:p>8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3.0">
            <text:p>8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4.0">
            <text:p>8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5.0">
            <text:p>8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6.0">
            <text:p>8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7.0">
            <text:p>8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8.0">
            <text:p>8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9.0">
            <text:p>8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0.0">
            <text:p>8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1.0">
            <text:p>8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2.0">
            <text:p>8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3.0">
            <text:p>8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4.0">
            <text:p>8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5.0">
            <text:p>8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6.0">
            <text:p>8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7.0">
            <text:p>8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8.0">
            <text:p>8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9.0">
            <text:p>8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0.0">
            <text:p>8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2.0">
            <text:p>8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3.0">
            <text:p>8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4.0">
            <text:p>8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5.0">
            <text:p>8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6.0">
            <text:p>8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7.0">
            <text:p>8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9.0">
            <text:p>8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0.0">
            <text:p>8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1.0">
            <text:p>8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2.0">
            <text:p>8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3.0">
            <text:p>8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4.0">
            <text:p>8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5.0">
            <text:p>8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6.0">
            <text:p>8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7.0">
            <text:p>8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8.0">
            <text:p>8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9.0">
            <text:p>8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0.0">
            <text:p>8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1.0">
            <text:p>8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2.0">
            <text:p>8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3.0">
            <text:p>8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4.0">
            <text:p>8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5.0">
            <text:p>8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7.0">
            <text:p>8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8.0">
            <text:p>8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9.0">
            <text:p>8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0.0">
            <text:p>8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2.0">
            <text:p>8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3.0">
            <text:p>8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5.0">
            <text:p>8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7.0">
            <text:p>8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8.0">
            <text:p>8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0.0">
            <text:p>8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1.0">
            <text:p>8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2.0">
            <text:p>8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3.0">
            <text:p>8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4.0">
            <text:p>8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5.0">
            <text:p>8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6.0">
            <text:p>8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7.0">
            <text:p>8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8.0">
            <text:p>8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0.0">
            <text:p>8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1.0">
            <text:p>8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3.0">
            <text:p>8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4.0">
            <text:p>8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5.0">
            <text:p>8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7.0">
            <text:p>8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8.0">
            <text:p>8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9.0">
            <text:p>8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0.0">
            <text:p>8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2.0">
            <text:p>8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3.0">
            <text:p>8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5.0">
            <text:p>8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7.0">
            <text:p>8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8.0">
            <text:p>8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0.0">
            <text:p>8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1.0">
            <text:p>8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2.0">
            <text:p>8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3.0">
            <text:p>8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4.0">
            <text:p>8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5.0">
            <text:p>8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6.0">
            <text:p>8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7.0">
            <text:p>8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8.0">
            <text:p>8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9.0">
            <text:p>8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0.0">
            <text:p>9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1.0">
            <text:p>9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2.0">
            <text:p>9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4.0">
            <text:p>9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5.0">
            <text:p>9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6.0">
            <text:p>9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7.0">
            <text:p>9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8.0">
            <text:p>9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9.0">
            <text:p>9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0.0">
            <text:p>9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1.0">
            <text:p>9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2.0">
            <text:p>9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3.0">
            <text:p>9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4.0">
            <text:p>9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5.0">
            <text:p>9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6.0">
            <text:p>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7.0">
            <text:p>9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8.0">
            <text:p>9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9.0">
            <text:p>9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0.0">
            <text:p>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1.0">
            <text:p>9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2.0">
            <text:p>9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3.0">
            <text:p>9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4.0">
            <text:p>9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5.0">
            <text:p>9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7.0">
            <text:p>9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8.0">
            <text:p>9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9.0">
            <text:p>9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0.0">
            <text:p>9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2.0">
            <text:p>9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3.0">
            <text:p>9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5.0">
            <text:p>9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7.0">
            <text:p>9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8.0">
            <text:p>9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0.0">
            <text:p>9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1.0">
            <text:p>9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2.0">
            <text:p>9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3.0">
            <text:p>9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5.0">
            <text:p>9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6.0">
            <text:p>9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7.0">
            <text:p>9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8.0">
            <text:p>9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9.0">
            <text:p>9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0.0">
            <text:p>9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1.0">
            <text:p>9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2.0">
            <text:p>9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3.0">
            <text:p>9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4.0">
            <text:p>9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5.0">
            <text:p>9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7.0">
            <text:p>9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8.0">
            <text:p>9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0.0">
            <text:p>9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1.0">
            <text:p>9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2.0">
            <text:p>9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4.0">
            <text:p>9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5.0">
            <text:p>9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6.0">
            <text:p>9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7.0">
            <text:p>9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8.0">
            <text:p>9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9.0">
            <text:p>9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0.0">
            <text:p>9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2.0">
            <text:p>9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3.0">
            <text:p>9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4.0">
            <text:p>9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5.0">
            <text:p>9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6.0">
            <text:p>9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7.0">
            <text:p>9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8.0">
            <text:p>9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9.0">
            <text:p>9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0.0">
            <text:p>9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1.0">
            <text:p>9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2.0">
            <text:p>9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3.0">
            <text:p>9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4.0">
            <text:p>9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5.0">
            <text:p>9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6.0">
            <text:p>9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8.0">
            <text:p>9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9.0">
            <text:p>9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1.0">
            <text:p>9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2.0">
            <text:p>9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4.0">
            <text:p>9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5.0">
            <text:p>9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6.0">
            <text:p>9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8.0">
            <text:p>9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9.0">
            <text:p>9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0.0">
            <text:p>10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2.0">
            <text:p>10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3.0">
            <text:p>10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4.0">
            <text:p>10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6.0">
            <text:p>10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7.0">
            <text:p>10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8.0">
            <text:p>10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9.0">
            <text:p>10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0.0">
            <text:p>10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3.0">
            <text:p>10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4.0">
            <text:p>10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5.0">
            <text:p>10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6.0">
            <text:p>10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8.0">
            <text:p>10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9.0">
            <text:p>10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0.0">
            <text:p>10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1.0">
            <text:p>10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2.0">
            <text:p>10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3.0">
            <text:p>10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4.0">
            <text:p>10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5.0">
            <text:p>10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6.0">
            <text:p>10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7.0">
            <text:p>10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8.0">
            <text:p>10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9.0">
            <text:p>10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0.0">
            <text:p>10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1.0">
            <text:p>10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2.0">
            <text:p>10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3.0">
            <text:p>10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5.0">
            <text:p>10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6.0">
            <text:p>10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7.0">
            <text:p>10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9.0">
            <text:p>10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1.0">
            <text:p>10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2.0">
            <text:p>10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3.0">
            <text:p>10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5.0">
            <text:p>10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6.0">
            <text:p>10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7.0">
            <text:p>10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8.0">
            <text:p>10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9.0">
            <text:p>10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0.0">
            <text:p>10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0.0">
            <text:p>3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1.0">
            <text:p>7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1.0">
            <text:p>7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5.0">
            <text:p>7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1.0">
            <text:p>8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1.0">
            <text:p>8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8.0">
            <text:p>8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6.0">
            <text:p>8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6.0">
            <text:p>4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9.0">
            <text:p>4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1.0">
            <text:p>4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0.0">
            <text:p>4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1.0">
            <text:p>4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5.0">
            <text:p>4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6.0">
            <text:p>4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.0">
            <text:p>4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6.0">
            <text:p>4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6.0">
            <text:p>4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5.0">
            <text:p>4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8.0">
            <text:p>4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3.0">
            <text:p>5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7.0">
            <text:p>5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4.0">
            <text:p>5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1.0">
            <text:p>5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8.0">
            <text:p>5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2.0">
            <text:p>5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6.0">
            <text:p>5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7.0">
            <text:p>5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6.0">
            <text:p>5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8.0">
            <text:p>5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0.0">
            <text:p>6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1.0">
            <text:p>6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2.0">
            <text:p>6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4.0">
            <text:p>6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6.0">
            <text:p>8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1.0">
            <text:p>8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4.0">
            <text:p>8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6.0">
            <text:p>8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9.0">
            <text:p>8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9.0">
            <text:p>8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6.0">
            <text:p>8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1.0">
            <text:p>8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4.0">
            <text:p>8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6.0">
            <text:p>9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1.0">
            <text:p>9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4.0">
            <text:p>9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6.0">
            <text:p>9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9.0">
            <text:p>9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4.0">
            <text:p>9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6.0">
            <text:p>9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9.0">
            <text:p>9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3.0">
            <text:p>9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1.0">
            <text:p>9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3.0">
            <text:p>9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7.0">
            <text:p>9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1.0">
            <text:p>10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5.0">
            <text:p>10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1.0">
            <text:p>10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7.0">
            <text:p>10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0.0">
            <text:p>10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4.0">
            <text:p>10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